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text-properties fo:color="#d7d7d7" loext:opacity="100%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1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2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KaTeX Main" loext:padding="0cm" loext:border="none"/>
    </style:style>
    <style:style style:name="T3" style:family="text">
      <style:text-properties style:font-name="inherit" fo:font-style="italic"/>
    </style:style>
    <style:style style:name="T4" style:family="text">
      <style:text-properties style:font-name="inherit" fo:font-style="italic" loext:padding="0cm" loext:border="none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8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9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0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itness</text:h>
      <text:h text:style-name="P2" text:outline-level="2">Problem</text:h>
      <text:p text:style-name="P8">Chef wants to become fit for which he decided to walk to the office and return home by walking. It is known that Chef's office is <draw:frame draw:style-name="fr1" draw:name="Quadro1" text:anchor-type="char" svg:width="0.041cm" draw:z-index="0"><draw:text-box fo:min-height="0.041cm"><text:p text:style-name="P7">�</text:p></draw:text-box></draw:frame><text:span text:style-name="T4">X</text:span> km away from his home.</text:p>
      <text:p text:style-name="P8">If his office is open on <draw:frame draw:style-name="fr1" draw:name="Quadro2" text:anchor-type="char" svg:width="0.041cm" draw:z-index="1"><draw:text-box fo:min-height="0.041cm"><text:p text:style-name="P7">5</text:p></draw:text-box></draw:frame><text:span text:style-name="T2">5</text:span> days in a week, find the number of kilometers Chef travels through office trips in a week.</text:p>
      <text:h text:style-name="P3" text:outline-level="3">Input Format</text:h>
      <text:list xml:id="list2346787795" text:style-name="L1">
        <text:list-item>
          <text:p text:style-name="P11">First line will contain <draw:frame draw:style-name="fr1" draw:name="Quadro3" text:anchor-type="char" svg:width="0.041cm" draw:z-index="2"><draw:text-box fo:min-height="0.041cm"><text:p text:style-name="P7">�</text:p></draw:text-box></draw:frame><text:span text:style-name="T1">T</text:span>, number of test cases. Then the test cases follow.</text:p>
        </text:list-item>
        <text:list-item>
          <text:p text:style-name="P11">Each test case contains of a single line consisting of single integer <draw:frame draw:style-name="fr1" draw:name="Quadro4" text:anchor-type="char" svg:width="0.041cm" draw:z-index="3"><draw:text-box fo:min-height="0.041cm"><text:p text:style-name="P7">�</text:p></draw:text-box></draw:frame><text:span text:style-name="T1">X</text:span>.</text:p>
        </text:list-item>
      </text:list>
      <text:h text:style-name="P3" text:outline-level="3">Output Format</text:h>
      <text:p text:style-name="P9">For each test case, output the number of kilometers Chef travels through office trips in a week.</text:p>
      <text:h text:style-name="P3" text:outline-level="3">Constraints</text:h>
      <text:list xml:id="list2352190051" text:style-name="L2">
        <text:list-item>
          <text:p text:style-name="P12"><draw:frame draw:style-name="fr1" draw:name="Quadro5" text:anchor-type="char" svg:width="0.041cm" draw:z-index="4"><draw:text-box fo:min-height="0.041cm"><text:p text:style-name="P7">1≤�≤10</text:p></draw:text-box></draw:frame>1≤<text:span text:style-name="T3">T</text:span>≤10</text:p>
        </text:list-item>
        <text:list-item>
          <text:p text:style-name="P12"><draw:frame draw:style-name="fr1" draw:name="Quadro6" text:anchor-type="char" svg:width="0.041cm" draw:z-index="5"><draw:text-box fo:min-height="0.041cm"><text:p text:style-name="P7">1≤�≤10</text:p></draw:text-box></draw:frame>1≤<text:span text:style-name="T3">X</text:span>≤10</text:p>
        </text:list-item>
      </text:list>
      <text:h text:style-name="P3" text:outline-level="3">Sample 1:</text:h>
      <text:p text:style-name="P10">Input</text:p>
      <text:p text:style-name="P10">Output</text:p>
      <text:p text:style-name="P4">4</text:p>
      <text:p text:style-name="P5">1</text:p>
      <text:p text:style-name="P5">3</text:p>
      <text:p text:style-name="P5">7</text:p>
      <text:p text:style-name="P5">10</text:p>
      <text:p text:style-name="P4">10</text:p>
      <text:p text:style-name="P5">30</text:p>
      <text:p text:style-name="P5">70</text:p>
      <text:p text:style-name="P5">100</text:p>
      <text:h text:style-name="P3" text:outline-level="3">Explanation:</text:h>
      <text:p text:style-name="P13"><text:span text:style-name="Strong_20_Emphasis"><text:span text:style-name="T11">Test case </text:span></text:span><draw:frame draw:style-name="fr1" draw:name="Quadro7" text:anchor-type="char" svg:width="0.041cm" draw:z-index="6"><draw:text-box fo:min-height="0.041cm"><text:p text:style-name="P7">1</text:p></draw:text-box></draw:frame><text:span text:style-name="Strong_20_Emphasis"><text:span text:style-name="T12">1</text:span></text:span><text:span text:style-name="Strong_20_Emphasis"><text:span text:style-name="T11">:</text:span></text:span><text:span text:style-name="T13"> The office is </text:span><draw:frame draw:style-name="fr1" draw:name="Quadro8" text:anchor-type="char" svg:width="0.041cm" draw:z-index="7"><draw:text-box fo:min-height="0.041cm"><text:p text:style-name="P7">1</text:p></draw:text-box></draw:frame><text:span text:style-name="T12">1</text:span><text:span text:style-name="T13"> km away. Thus, to go to the office and come back home, Chef has to walk </text:span><draw:frame draw:style-name="fr1" draw:name="Quadro9" text:anchor-type="char" svg:width="0.041cm" draw:z-index="8"><draw:text-box fo:min-height="0.041cm"><text:p text:style-name="P7">2</text:p></draw:text-box></draw:frame><text:span text:style-name="T12">2</text:span><text:span text:style-name="T13"> kms in a day. In a week with </text:span><draw:frame draw:style-name="fr1" draw:name="Quadro10" text:anchor-type="char" svg:width="0.041cm" draw:z-index="9"><draw:text-box fo:min-height="0.041cm"><text:p text:style-name="P7">5</text:p></draw:text-box></draw:frame><text:span text:style-name="T12">5</text:span><text:span text:style-name="T13"> working days, Chef has to travel </text:span><draw:frame draw:style-name="fr1" draw:name="Quadro11" text:anchor-type="char" svg:width="0.041cm" draw:z-index="10"><draw:text-box fo:min-height="0.041cm"><text:p text:style-name="P7">2⋅5=10</text:p></draw:text-box></draw:frame><text:span text:style-name="T12">2⋅5=10</text:span><text:span text:style-name="T13"> kms in total.</text:span></text:p>
      <text:p text:style-name="P13"><text:span text:style-name="Strong_20_Emphasis"><text:span text:style-name="T11">Test case </text:span></text:span><draw:frame draw:style-name="fr1" draw:name="Quadro12" text:anchor-type="char" svg:width="0.041cm" draw:z-index="11"><draw:text-box fo:min-height="0.041cm"><text:p text:style-name="P7">2</text:p></draw:text-box></draw:frame><text:span text:style-name="Strong_20_Emphasis"><text:span text:style-name="T12">2</text:span></text:span><text:span text:style-name="Strong_20_Emphasis"><text:span text:style-name="T11">:</text:span></text:span><text:span text:style-name="T13"> The office is </text:span><draw:frame draw:style-name="fr1" draw:name="Quadro13" text:anchor-type="char" svg:width="0.041cm" draw:z-index="12"><draw:text-box fo:min-height="0.041cm"><text:p text:style-name="P7">3</text:p></draw:text-box></draw:frame><text:span text:style-name="T12">3</text:span><text:span text:style-name="T13"> kms away. Thus, to go to the office and come back home, Chef has to walk </text:span><draw:frame draw:style-name="fr1" draw:name="Quadro14" text:anchor-type="char" svg:width="0.041cm" draw:z-index="13"><draw:text-box fo:min-height="0.041cm"><text:p text:style-name="P7">6</text:p></draw:text-box></draw:frame><text:span text:style-name="T12">6</text:span><text:span text:style-name="T13"> kms in a day. In a week with </text:span><draw:frame draw:style-name="fr1" draw:name="Quadro15" text:anchor-type="char" svg:width="0.041cm" draw:z-index="14"><draw:text-box fo:min-height="0.041cm"><text:p text:style-name="P7">5</text:p></draw:text-box></draw:frame><text:span text:style-name="T12">5</text:span><text:span text:style-name="T13"> working days, Chef has to travel </text:span><draw:frame draw:style-name="fr1" draw:name="Quadro16" text:anchor-type="char" svg:width="0.041cm" draw:z-index="15"><draw:text-box fo:min-height="0.041cm"><text:p text:style-name="P7">6⋅5=30</text:p></draw:text-box></draw:frame><text:span text:style-name="T12">6⋅5=30</text:span><text:span text:style-name="T13"> kms in total.</text:span></text:p>
      <text:p text:style-name="P13"><text:span text:style-name="Strong_20_Emphasis"><text:span text:style-name="T11">Test case </text:span></text:span><draw:frame draw:style-name="fr1" draw:name="Quadro17" text:anchor-type="char" svg:width="0.041cm" draw:z-index="16"><draw:text-box fo:min-height="0.041cm"><text:p text:style-name="P7">3</text:p></draw:text-box></draw:frame><text:span text:style-name="Strong_20_Emphasis"><text:span text:style-name="T12">3</text:span></text:span><text:span text:style-name="Strong_20_Emphasis"><text:span text:style-name="T11">:</text:span></text:span><text:span text:style-name="T13"> The office is </text:span><draw:frame draw:style-name="fr1" draw:name="Quadro18" text:anchor-type="char" svg:width="0.041cm" draw:z-index="17"><draw:text-box fo:min-height="0.041cm"><text:p text:style-name="P7">7</text:p></draw:text-box></draw:frame><text:span text:style-name="T12">7</text:span><text:span text:style-name="T13"> kms away. Thus, to go to the office and come back home, Chef has to walk </text:span><draw:frame draw:style-name="fr1" draw:name="Quadro19" text:anchor-type="char" svg:width="0.041cm" draw:z-index="18"><draw:text-box fo:min-height="0.041cm"><text:p text:style-name="P7">14</text:p></draw:text-box></draw:frame><text:span text:style-name="T12">14</text:span><text:span text:style-name="T13"> kms in a day. In a week with </text:span><draw:frame draw:style-name="fr1" draw:name="Quadro20" text:anchor-type="char" svg:width="0.041cm" draw:z-index="19"><draw:text-box fo:min-height="0.041cm"><text:p text:style-name="P7">5</text:p></draw:text-box></draw:frame><text:span text:style-name="T12">5</text:span><text:span text:style-name="T13"> working days, Chef has to travel </text:span><draw:frame draw:style-name="fr1" draw:name="Quadro21" text:anchor-type="char" svg:width="0.041cm" draw:z-index="20"><draw:text-box fo:min-height="0.041cm"><text:p text:style-name="P7">14⋅5=70</text:p></draw:text-box></draw:frame><text:span text:style-name="T12">14⋅5=70</text:span><text:span text:style-name="T13"> kms in total.</text:span></text:p>
      <text:p text:style-name="P13"><text:span text:style-name="Strong_20_Emphasis"><text:span text:style-name="T11">Test case </text:span></text:span><draw:frame draw:style-name="fr1" draw:name="Quadro22" text:anchor-type="char" svg:width="0.041cm" draw:z-index="21"><draw:text-box fo:min-height="0.041cm"><text:p text:style-name="P7">4</text:p></draw:text-box></draw:frame><text:span text:style-name="Strong_20_Emphasis"><text:span text:style-name="T12">4</text:span></text:span><text:span text:style-name="Strong_20_Emphasis"><text:span text:style-name="T11">:</text:span></text:span><text:span text:style-name="T13"> The office is </text:span><draw:frame draw:style-name="fr1" draw:name="Quadro23" text:anchor-type="char" svg:width="0.041cm" draw:z-index="22"><draw:text-box fo:min-height="0.041cm"><text:p text:style-name="P7">10</text:p></draw:text-box></draw:frame><text:span text:style-name="T12">10</text:span><text:span text:style-name="T13"> kms away. Thus, to go to the office and come back home, Chef has to walk </text:span><draw:frame draw:style-name="fr1" draw:name="Quadro24" text:anchor-type="char" svg:width="0.041cm" draw:z-index="23"><draw:text-box fo:min-height="0.041cm"><text:p text:style-name="P7">20</text:p></draw:text-box></draw:frame><text:span text:style-name="T12">20</text:span><text:span text:style-name="T13"> kms in a day. In a week with </text:span><draw:frame draw:style-name="fr1" draw:name="Quadro25" text:anchor-type="char" svg:width="0.041cm" draw:z-index="24"><draw:text-box fo:min-height="0.041cm"><text:p text:style-name="P7">5</text:p></draw:text-box></draw:frame><text:span text:style-name="T12">5</text:span><text:span text:style-name="T13"> working days, Chef has to travel </text:span><draw:frame draw:style-name="fr1" draw:name="Quadro26" text:anchor-type="char" svg:width="0.041cm" draw:z-index="25"><draw:text-box fo:min-height="0.041cm"><text:p text:style-name="P7">20⋅5=100</text:p></draw:text-box></draw:frame><text:span text:style-name="T12">20⋅5=100</text:span><text:span text:style-name="T13"> kms in total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13:33:43.924000000</dc:date>
    <meta:editing-duration>PT26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5" meta:word-count="325" meta:character-count="1447" meta:non-whitespace-character-count="1181"/>
  </office:meta>
</office:document-meta>
</file>